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0523" officeooo:paragraph-rsid="00130523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>
      <style:text-properties officeooo:rsid="00130523" officeooo:paragraph-rsid="0013052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Black Box Testing</text:span> (Teste de Caixa Preta) é uma técnica de teste de software que avalia a funcionalidade de um sistema sem conhecer sua estrutura interna ou implementação. O testador se concentra nas <text:span text:style-name="Strong_20_Emphasis">entradas (inputs)</text:span> e <text:span text:style-name="Strong_20_Emphasis">saídas (outputs)</text:span>, verificando se o sistema se comporta conforme o esperado, com base nos requisitos especificados.</text:p>
      <text:h text:style-name="Heading_20_4" text:outline-level="4"><text:span text:style-name="Strong_20_Emphasis">Características Principais:</text:span></text:h>
      <text:list xml:id="list3777107228" text:style-name="L1">
        <text:list-item>
          <text:p text:style-name="P2"><text:span text:style-name="Strong_20_Emphasis">Não requer conhecimento interno do código</text:span> – O testador não precisa saber como o software foi desenvolvido.</text:p>
        </text:list-item>
        <text:list-item>
          <text:p text:style-name="P2"><text:span text:style-name="Strong_20_Emphasis">Baseado em requisitos e especificações</text:span> – Os testes são elaborados a partir da documentação do sistema.</text:p>
        </text:list-item>
        <text:list-item>
          <text:p text:style-name="P2"><text:span text:style-name="Strong_20_Emphasis">Focado no comportamento externo</text:span> – Verifica se as funcionalidades atendem ao que foi definido.</text:p>
        </text:list-item>
      </text:list>
      <text:h text:style-name="Heading_20_4" text:outline-level="4"><text:span text:style-name="Strong_20_Emphasis">Técnicas Comuns:</text:span></text:h>
      <text:list xml:id="list1280171441" text:style-name="L2">
        <text:list-item>
          <text:p text:style-name="P3"><text:span text:style-name="Strong_20_Emphasis">Teste Funcional</text:span> – Valida as funções do sistema (ex.: login, cadastro).</text:p>
        </text:list-item>
        <text:list-item>
          <text:p text:style-name="P3"><text:span text:style-name="Strong_20_Emphasis">Teste de Regressão</text:span> – Garante que novas alterações não quebrem funcionalidades existentes.</text:p>
        </text:list-item>
        <text:list-item>
          <text:p text:style-name="P3"><text:span text:style-name="Strong_20_Emphasis">Teste de Usabilidade</text:span> – Avalia a experiência do usuário.</text:p>
        </text:list-item>
        <text:list-item>
          <text:p text:style-name="P3"><text:span text:style-name="Strong_20_Emphasis">Teste de Performance</text:span> – Verifica o desempenho sob carga (ex.: tempo de resposta).</text:p>
        </text:list-item>
      </text:list>
      <text:h text:style-name="Heading_20_4" text:outline-level="4"><text:span text:style-name="Strong_20_Emphasis">Vantagens:</text:span></text:h>
      <text:list xml:id="list19041683" text:style-name="L3">
        <text:list-item>
          <text:p text:style-name="P4">Simula a perspectiva do usuário final.</text:p>
        </text:list-item>
        <text:list-item>
          <text:p text:style-name="P4">Pode ser realizado por testadores não técnicos.</text:p>
        </text:list-item>
        <text:list-item>
          <text:p text:style-name="P4">Útil para validar requisitos de negócio.</text:p>
        </text:list-item>
      </text:list>
      <text:h text:style-name="Heading_20_4" text:outline-level="4"><text:span text:style-name="Strong_20_Emphasis">Desvantagens:</text:span></text:h>
      <text:list xml:id="list3450080172" text:style-name="L4">
        <text:list-item>
          <text:p text:style-name="P5">Pode deixar falhas internas não detectadas.</text:p>
        </text:list-item>
        <text:list-item>
          <text:p text:style-name="P5">Cobertura de testes limitada, já que não analisa o código.</text:p>
        </text:list-item>
      </text:list>
      <text:p text:style-name="Text_20_body"><text:span text:style-name="Strong_20_Emphasis">Quando usar?</text:span> Ideal para testes de aceitação, sistemas complexos ou quando a equipe de testes não tem acesso ao código-fonte.</text:p>
      <text:p text:style-name="Text_20_body">Em resumo, o <text:span text:style-name="Strong_20_Emphasis">Black Box Testing</text:span> é essencial para garantir que o software funcione corretamente do ponto de vista do usuário, sem se preocupar com detalhes de implementação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6:16:14.929226106</meta:creation-date>
    <dc:date>2025-05-05T16:22:54.716779046</dc:date>
    <meta:editing-duration>PT2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38" meta:character-count="1531" meta:non-whitespace-character-count="1317"/>
  </office:meta>
</office:document-meta>
</file>